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46pt" svg:height="255.23pt" svg:x="416.01pt" svg:y="15.82pt">
            <loext:p draw:notify-on-update-of-ranges="Sheet1.B3:Sheet1.B8 Sheet1.C2:Sheet1.C2 Sheet1.C3:Sheet1.C8 Sheet1.B3:Sheet1.B8 Sheet1.D2:Sheet1.D2 Sheet1.D3:Sheet1.D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26pt" svg:x="406.63pt" svg:y="303.42pt">
            <loext:p draw:notify-on-update-of-ranges="Sheet1.B10:Sheet1.B10 Sheet1.B11:Sheet1.B16 Sheet1.C10:Sheet1.C10 Sheet1.C11:Sheet1.C16 Sheet1.B10:Sheet1.B10 Sheet1.B11:Sheet1.B16 Sheet1.D10:Sheet1.D10 Sheet1.D11:Sheet1.D1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Epsilon</text:p>
          </table:table-cell>
          <table:table-cell office:value-type="string" calcext:value-type="string">
            <text:p>Discrete NN</text:p>
          </table:table-cell>
          <table:table-cell office:value-type="string" calcext:value-type="string">
            <text:p>Vanilla MLP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  <table:table-cell office:value-type="float" office:value="90.0572022880915" calcext:value-type="float">
            <text:p>90.0572022881</text:p>
          </table:table-cell>
          <table:table-cell office:value-type="float" office:value="71.0098724804607" calcext:value-type="float">
            <text:p>71.0098724805</text:p>
          </table:table-cell>
        </table:table-row>
        <table:table-row table:style-name="ro1">
          <table:table-cell/>
          <table:table-cell office:value-type="float" office:value="0.07" calcext:value-type="float">
            <text:p>0.07</text:p>
          </table:table-cell>
          <table:table-cell office:value-type="float" office:value="86.7706708268331" calcext:value-type="float">
            <text:p>86.7706708268</text:p>
          </table:table-cell>
          <table:table-cell office:value-type="float" office:value="57.2449609214315" calcext:value-type="float">
            <text:p>57.2449609214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82.953718148726" calcext:value-type="float">
            <text:p>82.9537181487</text:p>
          </table:table-cell>
          <table:table-cell office:value-type="float" office:value="42.7876045523104" calcext:value-type="float">
            <text:p>42.7876045523</text:p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75.8684347373895" calcext:value-type="float">
            <text:p>75.8684347374</text:p>
          </table:table-cell>
          <table:table-cell office:value-type="float" office:value="32.0907034142328" calcext:value-type="float">
            <text:p>32.0907034142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71.3946957878315" calcext:value-type="float">
            <text:p>71.3946957878</text:p>
          </table:table-cell>
          <table:table-cell office:value-type="float" office:value="25.6725627313863" calcext:value-type="float">
            <text:p>25.672562731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Epsilon</text:p>
          </table:table-cell>
          <table:table-cell office:value-type="string" calcext:value-type="string">
            <text:p>Discrete NN</text:p>
          </table:table-cell>
          <table:table-cell office:value-type="string" calcext:value-type="string">
            <text:p>Vanilla MLP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6.15" calcext:value-type="float">
            <text:p>96.15</text:p>
          </table:table-cell>
          <table:table-cell office:value-type="float" office:value="97.23" calcext:value-type="float">
            <text:p>97.23</text:p>
          </table:table-cell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  <table:table-cell office:value-type="float" office:value="87.4" calcext:value-type="float">
            <text:p>87.4</text:p>
          </table:table-cell>
          <table:table-cell office:value-type="float" office:value="70.89" calcext:value-type="float">
            <text:p>70.89</text:p>
          </table:table-cell>
        </table:table-row>
        <table:table-row table:style-name="ro1">
          <table:table-cell/>
          <table:table-cell office:value-type="float" office:value="0.07" calcext:value-type="float">
            <text:p>0.07</text:p>
          </table:table-cell>
          <table:table-cell office:value-type="float" office:value="81.12" calcext:value-type="float">
            <text:p>81.12</text:p>
          </table:table-cell>
          <table:table-cell office:value-type="float" office:value="44.08" calcext:value-type="float">
            <text:p>44.08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73.28" calcext:value-type="float">
            <text:p>73.28</text:p>
          </table:table-cell>
          <table:table-cell office:value-type="float" office:value="15.28" calcext:value-type="float">
            <text:p>15.28</text:p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53.18" calcext:value-type="float">
            <text:p>53.18</text:p>
          </table:table-cell>
          <table:table-cell office:value-type="float" office:value="1.69" calcext:value-type="float">
            <text:p>1.69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52.09" calcext:value-type="float">
            <text:p>52.09</text:p>
          </table:table-cell>
          <table:table-cell office:value-type="float" office:value="1.66" calcext:value-type="float">
            <text:p>1.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4">00/00/0000</text:date>, <text:time style:data-style-name="N2" text:time-value="11:47:24.4491595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11:32:27.670448566</meta:creation-date>
    <dc:date>2017-05-04T11:55:50.259284561</dc:date>
    <meta:editing-duration>PT13M50S</meta:editing-duration>
    <meta:editing-cycles>2</meta:editing-cycles>
    <meta:generator>LibreOffice/5.1.6.2$Linux_X86_64 LibreOffice_project/10m0$Build-2</meta:generator>
    <meta:document-statistic meta:table-count="1" meta:cell-count="4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2.802cm" svg:y="3.954cm" style:legend-expansion="high" chart:style-name="ch2"/>
        <chart:plot-area chart:style-name="ch3" table:cell-range-address="Sheet1.B3:Sheet1.D8 Sheet1.C2:Sheet1.D2" chart:data-source-has-labels="row" svg:x="0.319cm" svg:y="0.18cm" svg:width="12.164cm" svg:height="8.645cm">
          <chartooo:coordinate-region svg:x="0.94cm" svg:y="0.379cm" svg:width="11.117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3:Sheet1.C8" chart:label-cell-address="Sheet1.C2:Sheet1.C2" chart:class="chart:scatter">
            <chart:domain table:cell-range-address="Sheet1.B3:Sheet1.B8"/>
            <chart:data-point chart:repeated="6"/>
          </chart:series>
          <chart:series chart:style-name="ch7" chart:values-cell-range-address="Sheet1.D3:Sheet1.D8" chart:label-cell-address="Sheet1.D2:Sheet1.D2" chart:class="chart:scatte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Discrete NN</text:p>
                <draw:g>
                  <svg:desc>Sheet1.C2:Sheet1.C2</svg:desc>
                </draw:g>
              </table:table-cell>
              <table:table-cell office:value-type="string">
                <text:p>Vanilla MLP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3:Sheet1.B8</svg:desc>
                </draw:g>
              </table:table-cell>
              <table:table-cell office:value-type="float" office:value="100">
                <text:p>100</text:p>
                <draw:g>
                  <svg:desc>Sheet1.C3:Sheet1.C8</svg:desc>
                </draw:g>
              </table:table-cell>
              <table:table-cell office:value-type="float" office:value="100">
                <text:p>100</text:p>
                <draw:g>
                  <svg:desc>Sheet1.D3:Sheet1.D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90.0572022880915">
                <text:p>90.0572022880915</text:p>
              </table:table-cell>
              <table:table-cell office:value-type="float" office:value="71.0098724804607">
                <text:p>71.00987248046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7">
                <text:p>0.07</text:p>
              </table:table-cell>
              <table:table-cell office:value-type="float" office:value="86.7706708268331">
                <text:p>86.7706708268331</text:p>
              </table:table-cell>
              <table:table-cell office:value-type="float" office:value="57.2449609214315">
                <text:p>57.24496092143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82.953718148726">
                <text:p>82.953718148726</text:p>
              </table:table-cell>
              <table:table-cell office:value-type="float" office:value="42.7876045523104">
                <text:p>42.78760455231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">
                <text:p>0.3</text:p>
              </table:table-cell>
              <table:table-cell office:value-type="float" office:value="75.8684347373895">
                <text:p>75.8684347373895</text:p>
              </table:table-cell>
              <table:table-cell office:value-type="float" office:value="32.0907034142328">
                <text:p>32.09070341423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71.3946957878315">
                <text:p>71.3946957878315</text:p>
              </table:table-cell>
              <table:table-cell office:value-type="float" office:value="25.6725627313863">
                <text:p>25.67256273138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2.802cm" svg:y="3.955cm" style:legend-expansion="high" chart:style-name="ch2"/>
        <chart:plot-area chart:style-name="ch3" table:cell-range-address="Sheet1.B10:Sheet1.D16" chart:data-source-has-labels="row" svg:x="0.319cm" svg:y="0.18cm" svg:width="12.164cm" svg:height="8.646cm">
          <chartooo:coordinate-region svg:x="0.94cm" svg:y="0.379cm" svg:width="11.117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11:Sheet1.C16" chart:label-cell-address="Sheet1.C10:Sheet1.C10" chart:class="chart:scatter">
            <chart:domain table:cell-range-address="Sheet1.B11:Sheet1.B16"/>
            <chart:data-point chart:repeated="6"/>
          </chart:series>
          <chart:series chart:style-name="ch7" chart:values-cell-range-address="Sheet1.D11:Sheet1.D16" chart:label-cell-address="Sheet1.D10:Sheet1.D10" chart:class="chart:scatte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Discrete NN</text:p>
                <draw:g>
                  <svg:desc>Sheet1.C10:Sheet1.C10</svg:desc>
                </draw:g>
              </table:table-cell>
              <table:table-cell office:value-type="string">
                <text:p>Vanilla MLP</text:p>
                <draw:g>
                  <svg:desc>Sheet1.D10:Sheet1.D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11:Sheet1.B16</svg:desc>
                </draw:g>
              </table:table-cell>
              <table:table-cell office:value-type="float" office:value="96.15">
                <text:p>96.15</text:p>
                <draw:g>
                  <svg:desc>Sheet1.C11:Sheet1.C16</svg:desc>
                </draw:g>
              </table:table-cell>
              <table:table-cell office:value-type="float" office:value="97.23">
                <text:p>97.23</text:p>
                <draw:g>
                  <svg:desc>Sheet1.D11:Sheet1.D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87.4">
                <text:p>87.4</text:p>
              </table:table-cell>
              <table:table-cell office:value-type="float" office:value="70.89">
                <text:p>70.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7">
                <text:p>0.07</text:p>
              </table:table-cell>
              <table:table-cell office:value-type="float" office:value="81.12">
                <text:p>81.12</text:p>
              </table:table-cell>
              <table:table-cell office:value-type="float" office:value="44.08">
                <text:p>44.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73.28">
                <text:p>73.28</text:p>
              </table:table-cell>
              <table:table-cell office:value-type="float" office:value="15.28">
                <text:p>15.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">
                <text:p>0.3</text:p>
              </table:table-cell>
              <table:table-cell office:value-type="float" office:value="53.18">
                <text:p>53.18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52.09">
                <text:p>52.09</text:p>
              </table:table-cell>
              <table:table-cell office:value-type="float" office:value="1.66">
                <text:p>1.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